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67cm" fo:min-width="5.02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67cm" fo:min-width="5.92cm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6cm" svg:height="3cm" svg:x="7.7cm" svg:y="0.2cm">
          <text:p text:style-name="P1">Clone Class</text:p>
          <text:list text:style-name="L1">
            <text:list-item>
              <text:p text:style-name="P1"><text:span text:style-name="T1">Inheritance relation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5cm" svg:height="3cm" svg:x="0.2cm" svg:y="4.7cm">
          <text:p text:style-name="P1">Clone instance</text:p>
          <text:list text:style-name="L1">
            <text:list-item>
              <text:p text:style-name="P1"><text:span text:style-name="T1">Location (file &amp; range)</text:span></text:p>
            </text:list-item>
            <text:list-item>
              <text:p text:style-name="P1"><text:span text:style-name="T1">Contents (declarations </text:span></text:p>
              <text:p text:style-name="P1"><text:span text:style-name="T1">&amp; statements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5cm" svg:height="3cm" svg:x="7.2cm" svg:y="4.7cm">
          <text:p text:style-name="P1">Clone instance</text:p>
          <text:list text:style-name="L1">
            <text:list-item>
              <text:p text:style-name="P1"><text:span text:style-name="T1">Location (file &amp; range)</text:span></text:p>
            </text:list-item>
            <text:list-item>
              <text:p text:style-name="P1"><text:span text:style-name="T1">Contents (declarations </text:span></text:p>
              <text:p text:style-name="P1"><text:span text:style-name="T1">&amp; statements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5cm" svg:height="3cm" svg:x="14.3cm" svg:y="4.7cm">
          <text:p text:style-name="P1">Clone instance</text:p>
          <text:list text:style-name="L1">
            <text:list-item>
              <text:p text:style-name="P1"><text:span text:style-name="T1">Location (file &amp; range)</text:span></text:p>
            </text:list-item>
            <text:list-item>
              <text:p text:style-name="P1"><text:span text:style-name="T1">Contents (declarations </text:span></text:p>
              <text:p text:style-name="P1"><text:span text:style-name="T1">&amp; statements)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.4cm" svg:y1="4.7cm" svg:x2="10.4cm" svg:y2="3.3cm">
          <text:p/>
        </draw:line>
        <draw:line draw:style-name="gr3" draw:text-style-name="P3" draw:layer="layout" svg:x1="10.4cm" svg:y1="4.6cm" svg:x2="10.4cm" svg:y2="3.3cm">
          <text:p/>
        </draw:line>
        <draw:line draw:style-name="gr3" draw:text-style-name="P3" draw:layer="layout" svg:x1="17.7cm" svg:y1="4.7cm" svg:x2="10.4cm" svg:y2="3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17:02:18.523976346</meta:creation-date>
    <dc:date>2019-05-08T07:36:56.495345765</dc:date>
    <meta:editing-duration>PT5M46S</meta:editing-duration>
    <meta:editing-cycles>2</meta:editing-cycles>
    <meta:generator>LibreOffice/6.2.3.2$MacOSX_X86_64 LibreOffice_project/aecc05fe267cc68dde00352a451aa867b3b546ac</meta:generator>
    <meta:document-statistic meta:object-count="7"/>
  </office:meta>
</office:document-meta>
</file>